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1-2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09963636364" calcext:value-type="float">
            <text:p>24.2509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43172413793" calcext:value-type="float">
            <text:p>25.214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47552" calcext:value-type="float">
            <text:p>25.24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66035862069" calcext:value-type="float">
            <text:p>24.9566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26176" calcext:value-type="float">
            <text:p>24.70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48624" calcext:value-type="float">
            <text:p>23.7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85470967742" calcext:value-type="float">
            <text:p>23.648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58936" calcext:value-type="float">
            <text:p>23.7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12709677419" calcext:value-type="float">
            <text:p>23.811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13042758621" calcext:value-type="float">
            <text:p>23.94130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50183225806" calcext:value-type="float">
            <text:p>24.1250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3429677419" calcext:value-type="float">
            <text:p>24.387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7108" calcext:value-type="float">
            <text:p>24.86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67648" calcext:value-type="float">
            <text:p>25.01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44744" calcext:value-type="float">
            <text:p>24.67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4812903226" calcext:value-type="float">
            <text:p>24.326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9932903226" calcext:value-type="float">
            <text:p>23.850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63688" calcext:value-type="float">
            <text:p>23.62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14678709677" calcext:value-type="float">
            <text:p>23.6414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028" calcext:value-type="float">
            <text:p>23.71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35150967742" calcext:value-type="float">
            <text:p>23.7735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1374285714" calcext:value-type="float">
            <text:p>23.9051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41566451613" calcext:value-type="float">
            <text:p>24.064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02348387097" calcext:value-type="float">
            <text:p>24.370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48645517241" calcext:value-type="float">
            <text:p>24.7848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87592258064" calcext:value-type="float">
            <text:p>24.8787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97472" calcext:value-type="float">
            <text:p>24.79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66487741935" calcext:value-type="float">
            <text:p>24.486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9535483871" calcext:value-type="float">
            <text:p>24.05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63304" calcext:value-type="float">
            <text:p>23.77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83212903226" calcext:value-type="float">
            <text:p>23.808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679" calcext:value-type="float">
            <text:p>23.84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7152" calcext:value-type="float">
            <text:p>23.9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5245714286" calcext:value-type="float">
            <text:p>24.0635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88758709677" calcext:value-type="float">
            <text:p>24.2388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2952" calcext:value-type="float">
            <text:p>24.61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0872" calcext:value-type="float">
            <text:p>25.0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8779354839" calcext:value-type="float">
            <text:p>25.1648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12176" calcext:value-type="float">
            <text:p>24.93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93207741935" calcext:value-type="float">
            <text:p>24.5293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38441290323" calcext:value-type="float">
            <text:p>24.1938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9864" calcext:value-type="float">
            <text:p>23.81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96197419355" calcext:value-type="float">
            <text:p>23.7996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28656" calcext:value-type="float">
            <text:p>23.8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2184516129" calcext:value-type="float">
            <text:p>23.992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60728571428" calcext:value-type="float">
            <text:p>24.09607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28087741935" calcext:value-type="float">
            <text:p>24.2428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15298064516" calcext:value-type="float">
            <text:p>24.7515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1384" calcext:value-type="float">
            <text:p>25.1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43128" calcext:value-type="float">
            <text:p>25.4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34112" calcext:value-type="float">
            <text:p>25.4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1336774194" calcext:value-type="float">
            <text:p>25.0971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6459354839" calcext:value-type="float">
            <text:p>24.832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32" calcext:value-type="float">
            <text:p>24.5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18452903226" calcext:value-type="float">
            <text:p>24.5718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0896" calcext:value-type="float">
            <text:p>24.66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1696" calcext:value-type="float">
            <text:p>24.8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91564137931" calcext:value-type="float">
            <text:p>24.9391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78681290323" calcext:value-type="float">
            <text:p>25.1478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25870967742" calcext:value-type="float">
            <text:p>25.492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01768" calcext:value-type="float">
            <text:p>25.9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89597419355" calcext:value-type="float">
            <text:p>26.138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72912" calcext:value-type="float">
            <text:p>25.9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52168" calcext:value-type="float">
            <text:p>25.58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8190967742" calcext:value-type="float">
            <text:p>25.0628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0238" calcext:value-type="float">
            <text:p>24.51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50178064516" calcext:value-type="float">
            <text:p>24.465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1168" calcext:value-type="float">
            <text:p>24.5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53762580645" calcext:value-type="float">
            <text:p>24.5553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22882857143" calcext:value-type="float">
            <text:p>24.6222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63014193548" calcext:value-type="float">
            <text:p>24.7063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0260645161" calcext:value-type="float">
            <text:p>24.740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33536" calcext:value-type="float">
            <text:p>25.00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34779354839" calcext:value-type="float">
            <text:p>25.393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10557241379" calcext:value-type="float">
            <text:p>25.4210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07948387097" calcext:value-type="float">
            <text:p>25.040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36931612903" calcext:value-type="float">
            <text:p>24.583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17648" calcext:value-type="float">
            <text:p>24.3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91705806452" calcext:value-type="float">
            <text:p>24.409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7872" calcext:value-type="float">
            <text:p>24.4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268387097" calcext:value-type="float">
            <text:p>24.4967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59547142857" calcext:value-type="float">
            <text:p>24.56595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61858064516" calcext:value-type="float">
            <text:p>24.66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38141935484" calcext:value-type="float">
            <text:p>24.863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1776" calcext:value-type="float">
            <text:p>25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88616" calcext:value-type="float">
            <text:p>25.63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57687741935" calcext:value-type="float">
            <text:p>25.0657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35376" calcext:value-type="float">
            <text:p>24.44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74064516129" calcext:value-type="float">
            <text:p>24.47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8656" calcext:value-type="float">
            <text:p>24.52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8028" calcext:value-type="float">
            <text:p>24.60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7411428571" calcext:value-type="float">
            <text:p>24.7077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60583225806" calcext:value-type="float">
            <text:p>24.8260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3015483871" calcext:value-type="float">
            <text:p>25.0023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6578571429" calcext:value-type="float">
            <text:p>25.347657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40224" calcext:value-type="float">
            <text:p>25.8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11470967742" calcext:value-type="float">
            <text:p>25.401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9303225806" calcext:value-type="float">
            <text:p>24.944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556" calcext:value-type="float">
            <text:p>24.3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61112258064" calcext:value-type="float">
            <text:p>24.2661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01596" calcext:value-type="float">
            <text:p>24.34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44338064516" calcext:value-type="float">
            <text:p>24.364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2571034483" calcext:value-type="float">
            <text:p>24.45725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12178064516" calcext:value-type="float">
            <text:p>24.541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7979354839" calcext:value-type="float">
            <text:p>24.5247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47968" calcext:value-type="float">
            <text:p>24.7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00601290323" calcext:value-type="float">
            <text:p>25.160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3088" calcext:value-type="float">
            <text:p>25.05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20621935484" calcext:value-type="float">
            <text:p>24.562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7932903226" calcext:value-type="float">
            <text:p>24.155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69372" calcext:value-type="float">
            <text:p>23.906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48132903226" calcext:value-type="float">
            <text:p>23.9348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5024" calcext:value-type="float">
            <text:p>24.00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042" calcext:value-type="float">
            <text:p>24.085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49151428571" calcext:value-type="float">
            <text:p>24.1949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6608516129" calcext:value-type="float">
            <text:p>24.336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2343225806" calcext:value-type="float">
            <text:p>24.7102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7632" calcext:value-type="float">
            <text:p>25.0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6650322581" calcext:value-type="float">
            <text:p>25.587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18408" calcext:value-type="float">
            <text:p>25.7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17027096774" calcext:value-type="float">
            <text:p>25.151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32656" calcext:value-type="float">
            <text:p>24.55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2776" calcext:value-type="float">
            <text:p>24.2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4229677419" calcext:value-type="float">
            <text:p>24.265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5932" calcext:value-type="float">
            <text:p>24.329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15184" calcext:value-type="float">
            <text:p>24.3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07097142857" calcext:value-type="float">
            <text:p>24.5107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2766451613" calcext:value-type="float">
            <text:p>24.643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1645714286" calcext:value-type="float">
            <text:p>24.9931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99312" calcext:value-type="float">
            <text:p>25.50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5064" calcext:value-type="float">
            <text:p>25.7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212" calcext:value-type="float">
            <text:p>25.8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986" calcext:value-type="float">
            <text:p>25.54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2052" calcext:value-type="float">
            <text:p>25.56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54" meta:object-count="0"/>
    <meta:user-defined meta:name="AppVersion">3.0</meta:user-defined>
  </office:meta>
</office:document-meta>
</file>